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870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d8702" officeooo:paragraph-rsid="000d8702" style:font-weight-asian="bold" style:font-weight-complex="bold"/>
    </style:style>
    <style:style style:name="P4" style:family="paragraph" style:parent-style-name="Standard">
      <style:text-properties fo:color="#00a933"/>
    </style:style>
    <style:style style:name="P5" style:family="paragraph" style:parent-style-name="Standard">
      <style:text-properties fo:color="#00a933" officeooo:paragraph-rsid="000d8702"/>
    </style:style>
    <style:style style:name="P6" style:family="paragraph" style:parent-style-name="Standard">
      <style:text-properties officeooo:rsid="000d8702" officeooo:paragraph-rsid="000d8702"/>
    </style:style>
    <style:style style:name="P7" style:family="paragraph" style:parent-style-name="Standard">
      <style:text-properties officeooo:rsid="000ef8db" officeooo:paragraph-rsid="000ef8db"/>
    </style:style>
    <style:style style:name="P8" style:family="paragraph" style:parent-style-name="Standard">
      <style:text-properties officeooo:rsid="000fb0f1" officeooo:paragraph-rsid="000fb0f1"/>
    </style:style>
    <style:style style:name="T1" style:family="text">
      <style:text-properties officeooo:rsid="000d8702"/>
    </style:style>
    <style:style style:name="T2" style:family="text">
      <style:text-properties fo:color="#81d41a"/>
    </style:style>
    <style:style style:name="T3" style:family="text">
      <style:text-properties fo:color="#00a933"/>
    </style:style>
    <style:style style:name="T4" style:family="text">
      <style:text-properties fo:color="#00a933" officeooo:rsid="000d8702"/>
    </style:style>
    <style:style style:name="T5" style:family="text">
      <style:text-properties officeooo:rsid="000ef8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C Program with updated variables are as follows:</text:span></text:p>
      <text:p text:style-name="Standard"/>
      <text:p text:style-name="Standard">int main() {</text:p>
      <text:p text:style-name="P1"><text:s/><text:span text:style-name="T2"><text:s/></text:span><text:span text:style-name="T3">// variable declarations <text:s text:c="3"/></text:span></text:p>
      <text:p text:style-name="P5"><text:s text:c="2"/>// suppose the variable here are x_1 and y_1 which takes values 1 and 0 respectively</text:p>
      <text:p text:style-name="P1"/>
      <text:p text:style-name="Standard"><text:s text:c="2"/>int x;</text:p>
      <text:p text:style-name="Standard"><text:s text:c="2"/>int y;</text:p>
      <text:p text:style-name="Standard"/>
      <text:p text:style-name="P1"><text:s text:c="2"/><text:span text:style-name="T3">// pre-conditions</text:span></text:p>
      <text:p text:style-name="Standard"><text:s text:c="2"/>(x = 1); <text:s text:c="12"/><text:span text:style-name="T3">//x_1 = 1 and already given value that x = x_1</text:span></text:p>
      <text:p text:style-name="Standard"><text:s text:c="2"/>(y = 0); <text:s text:c="11"/><text:span text:style-name="T3"><text:s/>//y_1 = 0 and already given value that y = y_1</text:span></text:p>
      <text:p text:style-name="P4"/>
      <text:p text:style-name="Standard"><text:s text:c="2"/><text:span text:style-name="T3">// loop body <text:s text:c="8"/></text:span></text:p>
      <text:p text:style-name="P4"><text:s text:c="2"/>// here the variables at the start of the loop are x_2 and y_2 and have values x_2 = x and y_2 = y </text:p>
      <text:p text:style-name="P4"><text:s text:c="2"/>// always at the head of the loop the variable storing the updated values will be x_2 and y_2</text:p>
      <text:p text:style-name="Standard"><text:s text:c="2"/>while ((y &lt; 100000)) {</text:p>
      <text:p text:style-name="Standard"><text:s text:c="4"/>{</text:p>
      <text:p text:style-name="Standard"><text:s text:c="4"/>(x <text:s/>= (x + y)); <text:s text:c="4"/><text:span text:style-name="T3">// let update the value and store in x_3 <text:s/></text:span><text:span text:style-name="T4">and y_3 </text:span><text:span text:style-name="T3">i.e., x_3 = x_2 + y_2 </text:span></text:p>
      <text:p text:style-name="Standard"><text:s text:c="4"/>(y <text:s/>= (y + 1)); <text:s text:c="4"/><text:span text:style-name="T3">// y_3 = y_2 + 1</text:span></text:p>
      <text:p text:style-name="Standard"><text:s text:c="4"/>}</text:p>
      <text:p text:style-name="Standard"><text:s text:c="2"/>}</text:p>
      <text:p text:style-name="Standard"/>
      <text:p text:style-name="Standard"><text:s/><text:span text:style-name="T3">// when the loop condition becomes false the values of x and y are stored in x_2 and y_2 <text:s text:c="10"/>//respectively</text:span></text:p>
      <text:p text:style-name="P4"><text:s/>// post-condition</text:p>
      <text:p text:style-name="Standard">assert( (x &gt;= y) ); <text:s text:c="4"/><text:span text:style-name="T3"><text:s/>//hence the condition is as follows (x_2 &gt;= y_2)</text:span></text:p>
      <text:p text:style-name="Standard"/>
      <text:p text:style-name="Standard">}</text:p>
      <text:p text:style-name="Standard"/>
      <text:p text:style-name="Standard"/>
      <text:p text:style-name="P3">Hoare’s triple condition for the above program are as follows:</text:p>
      <text:p text:style-name="P6">suppose Invariant considered is (x&gt;=y) </text:p>
      <text:p text:style-name="Standard"/>
      <text:p text:style-name="Standard">1) Pre(x,y) <text:s/>=&gt; I(x', y')</text:p>
      <text:p text:style-name="Standard"><text:s text:c="3"/>(x = 1) ^ (y = 0) ^ (x' = x) ^ (y' = y) <text:s/>=&gt; (x' &gt;= y')</text:p>
      <text:p text:style-name="Standard"/>
      <text:p text:style-name="Standard">2) I(x, y) ^ (y &lt; 100000) ^ (x' = x + y) ^ (y' = y + 1) <text:s/>=&gt; I(x', y')</text:p>
      <text:p text:style-name="Standard"><text:s text:c="3"/>(x &gt;= y) ^ (y &lt; 100000) ^ (x' = x + y) ^ (y' = y + 1) =&gt; (x' &gt;= y')</text:p>
      <text:p text:style-name="Standard"/>
      <text:p text:style-name="Standard">3) I(x,y) ^ (y &gt;= 100000) =&gt; Post</text:p>
      <text:p text:style-name="Standard"><text:s text:c="3"/>(x &gt;= y) ^ (y &gt;= 100000) =&gt; (x &gt;= y)</text:p>
      <text:p text:style-name="Standard"/>
      <text:p text:style-name="P6">The function for pre, inductiveness and post are written indicating the updated values at every step. The variables used in the smt file are same as <text:span text:style-name="T5">indicated in the above program.</text:span> </text:p>
      <text:p text:style-name="P6"/>
      <text:p text:style-name="P8">The inductiveness function is as follows using the above updated variables:</text:p>
      <text:p text:style-name="P8"/>
      <text:p text:style-name="P8">( and</text:p>
      <text:p text:style-name="P8"><text:tab/><text:tab/><text:tab/>( = x_2 x ) <text:s text:c="29"/></text:p>
      <text:p text:style-name="P8"><text:tab/><text:tab/><text:tab/>( = y_2 y )</text:p>
      <text:p text:style-name="P8"><text:tab/><text:tab/><text:tab/>( &lt; y_2 100000 )</text:p>
      <text:p text:style-name="P8"><text:soft-page-break/><text:tab/><text:tab/><text:tab/>( = x_3 ( + x_2 y_2 ) )</text:p>
      <text:p text:style-name="P8"><text:tab/><text:tab/><text:tab/>( = y_3 ( + y_2 1 ) )</text:p>
      <text:p text:style-name="P8"><text:tab/><text:tab/><text:tab/>( = x_3 x! )</text:p>
      <text:p text:style-name="P8"><text:tab/><text:tab/><text:tab/>( = y_3 y! )</text:p>
      <text:p text:style-name="P8"><text:tab/><text:tab/>)</text:p>
      <text:p text:style-name="P6"/>
      <text:p text:style-name="P7">Also, the post function conditions are written as follows:</text:p>
      <text:p text:style-name="P7">( not</text:p>
      <text:p text:style-name="P7"><text:s text:c="7"/>( and</text:p>
      <text:p text:style-name="P7"><text:tab/> <text:s text:c="5"/>( not ( &lt; y_2 100000 ) )</text:p>
      <text:p text:style-name="P7"><text:tab/> <text:s text:c="5"/>( not ( &gt;= x_2 y_2 ) )</text:p>
      <text:p text:style-name="P7"><text:tab/>))</text:p>
      <text:p text:style-name="P7">Using de morgon laws, above can be written as follows</text:p>
      <text:p text:style-name="P7">Or(</text:p>
      <text:p text:style-name="P7"><text:s text:c="5"/>( &lt; y_2 100000 )</text:p>
      <text:p text:style-name="P7"><text:s text:c="5"/>( &gt;= x_2 y_2 ) )</text:p>
      <text:p text:style-name="P7">)</text:p>
      <text:p text:style-name="P7"/>
      <text:p text:style-name="P7">Which says that one of the condition is true at a time and because this is post function condition, the loop condition is already false, it imples that second condition is tru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23:45:18.903448374</meta:creation-date>
    <meta:editing-duration>PT8M32S</meta:editing-duration>
    <meta:editing-cycles>3</meta:editing-cycles>
    <meta:generator>LibreOffice/6.4.7.2$Linux_X86_64 LibreOffice_project/40$Build-2</meta:generator>
    <dc:date>2022-03-10T00:14:12.784021838</dc:date>
    <meta:document-statistic meta:table-count="0" meta:image-count="0" meta:object-count="0" meta:page-count="2" meta:paragraph-count="53" meta:word-count="464" meta:character-count="2177" meta:non-whitespace-character-count="1559"/>
  </office:meta>
</office:document-meta>
</file>